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24-12-16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24-03-18 0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22-12-0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21-12-1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20-12-1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9-12-11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8-12-09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7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6-12-10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7592" calcext:value-type="float">
            <text:p>47.02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2464" calcext:value-type="float">
            <text:p>45.6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572" calcext:value-type="float">
            <text:p>45.7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200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2672" calcext:value-type="float">
            <text:p>45.7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8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7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101</text:p>
          </table:table-cell>
          <table:table-cell office:value-type="string" calcext:value-type="string">
            <text:p>1976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